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タイトルとコンテンツ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text-align="start"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タイトルとコンテンツ">
        <draw:frame draw:name="タイトル 1" presentation:style-name="pr1" draw:text-style-name="P2" draw:layer="layout" svg:width="22.86cm" svg:height="3.175cm" svg:x="-8.36cm" svg:y="-0.174cm" presentation:class="title" presentation:user-transformed="tru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4" draw:layer="layout" svg:width="22.86cm" svg:height="12.572cm" svg:x="1.5cm" svg:y="3.5cm" presentation:class="outline" presentation:user-transformed="true">
          <draw:text-box>
            <text:list text:style-name="L2">
              <text:list-header>
                <text:p text:style-name="P3"><text:span text:style-name="T2">先週やったこと</text:span></text:p>
              </text:list-header>
              <text:list-item>
                <text:p text:style-name="P3"><text:span text:style-name="T3">浮動小数点数の比較を</text:span><text:span text:style-name="T3">vhdl</text:span><text:span text:style-name="T3">で書く</text:span></text:p>
                <text:p text:style-name="P3"><text:span text:style-name="T2"/></text:p>
                <text:p text:style-name="P3"><text:span text:style-name="T2">今週やること</text:span></text:p>
              </text:list-item>
              <text:list-item>
                <text:p text:style-name="P3"><text:span text:style-name="T2">CPU</text:span><text:span text:style-name="T2">と連携</text:span></text:p>
              </text:list-item>
              <text:list-item>
                <text:p text:style-name="P3"><text:span text:style-name="T2">FPU</text:span><text:span text:style-name="T2">の改良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縦書きタイトルと縦書きテキスト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縦書き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Office-テーマ-title" draw:layer="backgroundobjects" svg:width="14.848cm" svg:height="11.136cm" svg:x="3.075cm" svg:y="2.257cm" presentation:class="page"/>
        <draw:frame presentation:style-name="Master1-Office-テーマ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マスタ タイトルの書式設定</text:span></text:p>
        </draw:text-box>
      </draw:frame>
      <draw:frame draw:name="サブタイトル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マスタ サブタイトルの書式設定</text:span></text:p>
        </draw:text-box>
      </draw:frame>
      <draw:frame draw:name="日付プレースホル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1-title-タイトル-スライド-title" draw:layer="backgroundobjects" svg:width="0.001cm" svg:height="0.001cm" svg:x="0cm" svg:y="2.257cm" presentation:class="page"/>
        <draw:frame presentation:style-name="Master1-Layout1-title-タイトル-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draw:frame presentation:style-name="Master1-Layout2-obj-タイトルとコンテンツ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.001cm" svg:height="0.001cm" svg:x="0cm" svg:y="2.257cm" presentation:class="page"/>
        <draw:frame presentation:style-name="Master1-Layout2-obj-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マスタ タイトルの書式設定</text:span></text:p>
        </draw:text-box>
      </draw:frame>
      <draw:frame draw:name="テキスト プレースホルダ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マスタ テキストの書式設定</text:span></text:p>
            </text:list-item>
          </text:list>
        </draw:text-box>
      </draw:frame>
      <draw:frame draw:name="日付プレースホル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.001cm" svg:height="0.001cm" svg:x="0cm" svg:y="2.257cm" presentation:class="page"/>
        <draw:frame presentation:style-name="Master1-Layout3-secHead-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1">第 </text:span><text:span text:style-name="MT11">4 </text:span><text:span text:style-name="MT11">レベル</text:span><text:span text:style-name="MT11"><text:line-break/></text:span><text:span text:style-name="MT11">第 </text:span><text:span text:style-name="MT11">5 </text:span><text:span text:style-name="MT11">レベル</text:span></text:p>
            </text:list-item>
          </text:list>
        </draw:text-box>
      </draw:frame>
      <draw:frame draw:name="コンテンツ プレースホルダ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1">第 </text:span><text:span text:style-name="MT11">4 </text:span><text:span text:style-name="MT11">レベル</text:span><text:span text:style-name="MT11"><text:line-break/></text:span><text:span text:style-name="MT11">第 </text:span><text:span text:style-name="MT11">5 </text:span><text:span text:style-name="MT11">レベル</text:span></text:p>
            </text:list-item>
          </text:list>
        </draw:text-box>
      </draw:frame>
      <draw:frame draw:name="日付プレースホル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.001cm" svg:height="0.001cm" svg:x="0cm" svg:y="2.257cm" presentation:class="page"/>
        <draw:frame presentation:style-name="Master1-Layout4-twoObj-2-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マスタ テキストの書式設定</text:span></text:p>
            </text:list-item>
          </text:list>
        </draw:text-box>
      </draw:frame>
      <draw:frame draw:name="コンテンツ プレースホルダ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1">第 </text:span><text:span text:style-name="MT11">3 </text:span><text:span text:style-name="MT11">レベル</text:span><text:span text:style-name="MT11"><text:line-break/></text:span><text:span text:style-name="MT13">第 </text:span><text:span text:style-name="MT13">4 </text:span><text:span text:style-name="MT13">レベル</text:span><text:span text:style-name="MT13"><text:line-break/></text:span><text:span text:style-name="MT13">第 </text:span><text:span text:style-name="MT13">5 </text:span><text:span text:style-name="MT13">レベル</text:span></text:p>
            </text:list-item>
          </text:list>
        </draw:text-box>
      </draw:frame>
      <draw:frame draw:name="テキスト プレースホルダ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マスタ テキストの書式設定</text:span></text:p>
            </text:list-item>
          </text:list>
        </draw:text-box>
      </draw:frame>
      <draw:frame draw:name="コンテンツ プレースホルダ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1">第 </text:span><text:span text:style-name="MT11">3 </text:span><text:span text:style-name="MT11">レベル</text:span><text:span text:style-name="MT11"><text:line-break/></text:span><text:span text:style-name="MT13">第 </text:span><text:span text:style-name="MT13">4 </text:span><text:span text:style-name="MT13">レベル</text:span><text:span text:style-name="MT13"><text:line-break/></text:span><text:span text:style-name="MT13">第 </text:span><text:span text:style-name="MT13">5 </text:span><text:span text:style-name="MT13">レベル</text:span></text:p>
            </text:list-item>
          </text:list>
        </draw:text-box>
      </draw:frame>
      <draw:frame draw:name="日付プレースホル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.001cm" svg:height="0.001cm" svg:x="0cm" svg:y="2.257cm" presentation:class="page"/>
        <draw:frame presentation:style-name="Master1-Layout5-twoTxTwoObj-比較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日付プレースホル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.001cm" svg:height="0.001cm" svg:x="0cm" svg:y="2.257cm" presentation:class="page"/>
        <draw:frame presentation:style-name="Master1-Layout6-titleOnly-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7-blank-白紙-title" draw:layer="backgroundobjects" svg:width="0.001cm" svg:height="0.001cm" svg:x="0cm" svg:y="2.257cm" presentation:class="page"/>
        <draw:frame presentation:style-name="Master1-Layout7-blank-白紙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マスタ タイトルの書式設定</text:span></text:p>
        </draw:text-box>
      </draw:frame>
      <draw:frame draw:name="コンテンツ プレースホルダ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テキスト プレースホルダ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マスタ テキストの書式設定</text:span></text:p>
            </text:list-item>
          </text:list>
        </draw:text-box>
      </draw:frame>
      <draw:frame draw:name="日付プレースホル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.001cm" svg:height="0.001cm" svg:x="0cm" svg:y="2.257cm" presentation:class="page"/>
        <draw:frame presentation:style-name="Master1-Layout8-objTx-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マスタ タイトルの書式設定</text:span></text:p>
        </draw:text-box>
      </draw:frame>
      <draw:frame draw:name="図プレースホル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マスタ テキストの書式設定</text:span></text:p>
            </text:list-item>
          </text:list>
        </draw:text-box>
      </draw:frame>
      <draw:frame draw:name="日付プレースホル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.001cm" svg:height="0.001cm" svg:x="0cm" svg:y="2.257cm" presentation:class="page"/>
        <draw:frame presentation:style-name="Master1-Layout9-picTx-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.001cm" svg:height="0.001cm" svg:x="0cm" svg:y="2.257cm" presentation:class="page"/>
        <draw:frame presentation:style-name="Master1-Layout10-vertTx-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05">11/5/12</text:date></text:span></text:p>
        </draw:text-box>
      </draw:frame>
      <draw:frame draw:name="フッター プレースホル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11-vertTitleAndTx-縦書きタイトルと縦書きテキスト-title" draw:layer="backgroundobjects" svg:width="0.001cm" svg:height="0.001cm" svg:x="0cm" svg:y="2.257cm" presentation:class="page"/>
        <draw:frame presentation:style-name="Master1-Layout11-vertTitleAndTx-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先週やったこと（シミュレータ係）</dc:title>
    <meta:initial-creator>相馬悠紀</meta:initial-creator>
    <dc:creator>chro96 </dc:creator>
    <meta:creation-date>2012-10-22T13:07:19Z</meta:creation-date>
    <dc:date>2012-11-05T20:19:30</dc:date>
    <meta:editing-cycles>60</meta:editing-cycles>
    <meta:editing-duration>PT09H36M25S</meta:editing-duration>
    <meta:document-statistic meta:object-count="150"/>
  </office:meta>
</office:document-meta>
</file>